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</office:automatic-styles>
  <office:body>
    <office:text>
      <text:p text:style-name="Normal">What if my best self is a high Catholic hermit?...............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">Michelangelo...or something</text:span></text:p>
      <text:p text:style-name="Normal"/>
      <text:p text:style-name="Normal">“Am I reaching You, or are You reaching me?” I asked.</text:p>
      <text:p text:style-name="Normal">“We are reaching each other,” He replied.</text:p>
      <text:p text:style-name="Normal"/>
      <text:p text:style-name="Normal">This touch is the Holy Spirit</text:p>
      <text:p text:style-name="Normal">It is only granted to a soul in a State of Grace</text:p>
      <text:p text:style-name="Normal"> <text:s text:c="90"/>The State of Grace is nearly lost on this world</text:p>
      <text:p text:style-name="Normal"/>
      <text:p text:style-name="Normal">“The clergy barely know it</text:p>
      <text:p text:style-name="Normal">But you have tasted it</text:p>
      <text:p text:style-name="Normal">In spite of your indulgences and presumptions”</text:p>
      <text:p text:style-name="Normal"/>
      <text:p text:style-name="Normal">“I have given this to you,” - but it was Her Voice this time</text:p>
      <text:p text:style-name="Normal">“I cannot deserve such things” I replied</text:p>
      <text:p text:style-name="Normal">“You do not deserve such things” She answered.</text:p>
      <text:p text:style-name="Normal"> <text:s text:c="3"/>“It is not because you deserved anything. It is because you longed to know Me above all things.”</text:p>
      <text:p text:style-name="Normal"> <text:s text:c="3"/>“So now, taste and see.”</text:p>
      <text:p text:style-name="Normal"> <text:s text:c="9"/>“But that feels too intimate. I am terrified. For the same rage of might that is the Terror by Night, is the arrow that flies by day with its perpetually corrupting commotions.”</text:p>
      <text:p text:style-name="Normal"/>
      <text:p text:style-name="Normal"><text:span text:style-name="T1">Nature of my Anxiety</text:span></text:p>
      <text:p text:style-name="Normal"/>
      <text:p text:style-name="Normal">My ears want to be millions of miles away</text:p>
      <text:p text:style-name="Normal"> <text:s text:c="2"/>From that evil clamor and impatience that seeks to drown my spirit </text:p>
      <text:p text:style-name="Normal"> <text:s text:c="6"/>in its lightning fast, </text:p>
      <text:p text:style-name="Normal"> <text:s text:c="10"/>toxic noise, </text:p>
      <text:p text:style-name="Normal"> <text:s text:c="43"/>like all the hell of New York City.</text:p>
      <text:p text:style-name="Normal"/>
      <text:p text:style-name="Normal"><text:span text:style-name="T1">What is truth?</text:span></text:p>
      <text:p text:style-name="Normal"/>
      <text:p text:style-name="Normal">My soul dances with sparks</text:p>
      <text:p text:style-name="Normal">It traverses seas of stars with moons</text:p>
      <text:p text:style-name="Normal"/>
      <text:p text:style-name="Normal">While the builder toils with karmic resentment</text:p>
      <text:p text:style-name="Normal">Hates he always like Cain, </text:p>
      <text:p text:style-name="Normal"> <text:s text:c="5"/>that contented shepherd</text:p>
      <text:p text:style-name="Normal">From his fields of waste</text:p>
      <text:p text:style-name="Normal"/>
      <text:p text:style-name="Normal">There are too few Ables, it seems to me</text:p>
      <text:p text:style-name="Normal">Where are you?</text:p>
      <text:p text:style-name="Normal"> People of Agape</text:p>
      <text:p text:style-name="Normal"/>
      <text:p text:style-name="Normal"/>
      <text:p text:style-name="Normal"><text:span text:style-name="T1">The Feathered Heart </text:span></text:p>
      <text:p text:style-name="Normal"/>
      <text:p text:style-name="Normal">Once that Great Relief from Shame rested upon you</text:p>
      <text:p text:style-name="Normal">You first felt ashamed of the relief</text:p>
      <text:p text:style-name="Normal">For that had thus far been your lot</text:p>
      <text:p text:style-name="Normal">That of a debtor soul to karma</text:p>
      <text:p text:style-name="Normal"/>
      <text:p text:style-name="Normal">But now?</text:p>
      <text:p text:style-name="Normal"/>
      <text:p text:style-name="Normal">A feathered heart flies from a scale</text:p>
      <text:p text:style-name="Normal"> <text:s text:c="3"/>Then descends like Fiery Crowns</text:p>
      <text:p text:style-name="Normal"/>
      <text:p text:style-name="Normal">Behold the vivid Aquarius!</text:p>
      <text:p text:style-name="Normal">Let men bow down to the Most High</text:p>
      <text:p text:style-name="Normal">Bid like better angels</text:p>
      <text:p text:style-name="Normal">From within a dying gravity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">The Bride’s Marriage Vow</text:span></text:p>
      <text:p text:style-name="Normal"/>
      <text:p text:style-name="Normal">I want to</text:p>
      <text:p text:style-name="Normal">Build your mind into Cathedrals of Beauty</text:p>
      <text:p text:style-name="Normal">I want to</text:p>
      <text:p text:style-name="Normal">Burn your heart into passionate wildfires</text:p>
      <text:p text:style-name="Normal">I want to</text:p>
      <text:p text:style-name="Normal">Breathe your soul into Spiritual Unity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